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6A00000024AD88F14EE.png" manifest:media-type="image/png"/>
  <manifest:file-entry manifest:full-path="Pictures/100000000000032900000247CC09283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5.132cm" svg:x="0cm" svg:y="0.4cm">
          <draw:image xlink:href="Pictures/100000000000032900000247CC09283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1.025cm" svg:height="7.264cm" svg:x="0.001cm" svg:y="0.936cm">
          <draw:image xlink:href="Pictures/10000000000006A00000024AD88F14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3:04:38.351000000</meta:creation-date>
    <dc:date>2015-03-26T13:20:27.904000000</dc:date>
    <meta:editing-duration>PT15M13S</meta:editing-duration>
    <meta:editing-cycles>2</meta:editing-cycles>
    <meta:generator>LibreOffice/4.2.5.2$Windows_x86 LibreOffice_project/61cb170a04bb1f12e77c884eab9192be736ec5f5</meta:generator>
    <meta:document-statistic meta:object-count="2"/>
  </office:meta>
</office:document-meta>
</file>